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2cb7f" officeooo:paragraph-rsid="0012cb7f"/>
    </style:style>
    <style:style style:name="P2" style:family="paragraph" style:parent-style-name="Standard">
      <style:text-properties officeooo:rsid="0012cb7f" officeooo:paragraph-rsid="00145711"/>
    </style:style>
    <style:style style:name="P3" style:family="paragraph" style:parent-style-name="Standard">
      <style:paragraph-properties fo:text-align="center" style:justify-single-word="false"/>
      <style:text-properties fo:font-size="32pt" fo:font-weight="bold" officeooo:rsid="0012cb7f" officeooo:paragraph-rsid="0012cb7f" style:font-size-asian="32pt" style:font-weight-asian="bold" style:font-size-complex="3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4pt" fo:font-weight="bold" officeooo:rsid="0012cb7f" officeooo:paragraph-rsid="0012cb7f" style:font-size-asian="24pt" style:font-weight-asian="bold" style:font-size-complex="24pt" style:font-weight-complex="bold"/>
    </style:style>
    <style:style style:name="P5" style:family="paragraph" style:parent-style-name="Standard">
      <style:text-properties fo:font-size="18pt" fo:font-weight="bold" officeooo:rsid="0012cb7f" officeooo:paragraph-rsid="0012cb7f" style:font-size-asian="18pt" style:font-weight-asian="bold" style:font-size-complex="18pt" style:font-weight-complex="bold"/>
    </style:style>
    <style:style style:name="P6" style:family="paragraph" style:parent-style-name="Standard">
      <style:text-properties fo:font-size="18pt" fo:font-weight="bold" officeooo:rsid="0012cb7f" officeooo:paragraph-rsid="00145711" style:font-size-asian="18pt" style:font-weight-asian="bold" style:font-size-complex="18pt" style:font-weight-complex="bold"/>
    </style:style>
    <style:style style:name="T1" style:family="text">
      <style:text-properties officeooo:rsid="00145711"/>
    </style:style>
    <style:style style:name="T2" style:family="text">
      <style:text-properties officeooo:rsid="0015637d"/>
    </style:style>
    <style:style style:name="T3" style:family="text">
      <style:text-properties officeooo:rsid="0019118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EDCLOUD</text:p>
      <text:p text:style-name="P4"/>
      <text:p text:style-name="P4">FEATURES</text:p>
      <text:p text:style-name="P5">- PÁGINA PRODUTOS/SERVIÇOS</text:p>
      <text:p text:style-name="P1"/>
      <text:p text:style-name="P1">1 - HEADER DA PÁGINA DE EXPOSIÇÃO</text:p>
      <text:p text:style-name="P1"><text:tab/>1.1 - ÂNCORA</text:p>
      <text:p text:style-name="P1"><text:tab/><text:tab/>- HOME</text:p>
      <text:p text:style-name="P1"><text:tab/><text:tab/>- RIS</text:p>
      <text:p text:style-name="P1"><text:tab/><text:tab/>- PACS</text:p>
      <text:p text:style-name="P1"><text:tab/><text:tab/>- PORTAL</text:p>
      <text:p text:style-name="P1"><text:tab/><text:tab/>- PLANOS</text:p>
      <text:p text:style-name="P1"><text:tab/><text:tab/>- CONTATO</text:p>
      <text:p text:style-name="P1"><text:tab/>1.2- BOTÃO LOGIN</text:p>
      <text:p text:style-name="P1"><text:tab/>1.3- BOTÃO CADASTRO</text:p>
      <text:p text:style-name="P1"/>
      <text:p text:style-name="P1">2 - FORMULÁR<text:span text:style-name="T3">I</text:span>O CADASTRO USUÁRIO</text:p>
      <text:p text:style-name="P1"><text:tab/>2.1 - NOME</text:p>
      <text:p text:style-name="P1"><text:tab/>2.2 - E-MAIL</text:p>
      <text:p text:style-name="P1"><text:tab/>2.3 - TELEFONE</text:p>
      <text:p text:style-name="P1"><text:s text:c="12"/>2.4 - POSIÇÃO NA CLINICA/HOSPITAL</text:p>
      <text:p text:style-name="P1"/>
      <text:p text:style-name="P1">3 - FORMULÁRIO CONTATO</text:p>
      <text:p text:style-name="P1"><text:tab/>3.1 - NOME</text:p>
      <text:p text:style-name="P1"><text:tab/>3.2 - E-MAIL</text:p>
      <text:p text:style-name="P1"><text:tab/>3.3 - TELEFONE</text:p>
      <text:p text:style-name="P1"><text:s text:c="12"/>3.4 – MENSAGEM</text:p>
      <text:p text:style-name="P1"/>
      <text:p text:style-name="P1">4 - FOOTER</text:p>
      <text:p text:style-name="P1"><text:tab/>4.1 – REDES SOCIAIS</text:p>
      <text:p text:style-name="P1"><text:tab/><text:tab/>4.1.1 – SPOTIFY</text:p>
      <text:p text:style-name="P1"><text:tab/><text:tab/>4.1.2 – FACEBOOK</text:p>
      <text:p text:style-name="P1"><text:tab/><text:tab/>4.1.3 – INSTAGRAM</text:p>
      <text:p text:style-name="P1"><text:tab/><text:tab/>4.1.4 – TWITER</text:p>
      <text:p text:style-name="P1"><text:tab/><text:tab/>4.1.5 – YOUTUBE</text:p>
      <text:p text:style-name="P1"><text:tab/><text:tab/>4.1.6 – LINKEDIN</text:p>
      <text:p text:style-name="P1"><text:tab/>4.2 – CONTATO</text:p>
      <text:p text:style-name="P1"><text:tab/>4.3 – CARREIRAS</text:p>
      <text:p text:style-name="P1"><text:tab/>4.4 – POLITICA DE PRIVACIDADE E TERMOS DE USO </text:p>
      <text:p text:style-name="P1"><text:tab/>4.5 – GOOGLE PLAY E APP STORE </text:p>
      <text:p text:style-name="P1"><text:s text:c="12"/>4.6 – PARCEIROS COMERCIAIS</text:p>
      <text:p text:style-name="P1"><text:s text:c="12"/>4.7 – MUDANÇA DO IDIOMA DO SITE</text:p>
      <text:p text:style-name="P1"/>
      <text:p text:style-name="P1">5 - PERFORMANCE - STORAGE NAVEGADOR</text:p>
      <text:p text:style-name="P1"><text:s text:c="8"/>5.1 – MANT<text:span text:style-name="T2">E</text:span>R APENAS DADOS NECESSÁRIOS</text:p>
      <text:p text:style-name="P1"/>
      <text:p text:style-name="P1"/>
      <text:p text:style-name="P1"/>
      <text:p text:style-name="P1"><text:soft-page-break/></text:p>
      <text:p text:style-name="P5">- PÁGINA CARREIRAS</text:p>
      <text:p text:style-name="P1"/>
      <text:p text:style-name="P1">1 - FORMULÁRIO INSCREVER-SE NA VAGA</text:p>
      <text:p text:style-name="P1"><text:tab/>1.1 - NOME</text:p>
      <text:p text:style-name="P1"><text:tab/>1.2 - SOBRENOME</text:p>
      <text:p text:style-name="P1"><text:tab/>1.3 - E-MAIL</text:p>
      <text:p text:style-name="P1"><text:tab/>1.4 - TELEFONE</text:p>
      <text:p text:style-name="P1"><text:tab/>1.5 - SOBRE VOCÊ</text:p>
      <text:p text:style-name="P1"><text:tab/>1.6 - ANEXO DE DOCUMENTO</text:p>
      <text:p text:style-name="P1"><text:s text:c="20"/>1.6.1 – DEVE ACEITAR APENAS PDF</text:p>
      <text:p text:style-name="P1"/>
      <text:p text:style-name="P1"/>
      <text:p text:style-name="P1">2 - FOOTER</text:p>
      <text:p text:style-name="P1"><text:tab/>2.1 – REDES SOCIAIS</text:p>
      <text:p text:style-name="P1"><text:tab/><text:tab/>2.1.1 – SPOTIFY</text:p>
      <text:p text:style-name="P1"><text:tab/><text:tab/>2.1.2 – FACEBOOK</text:p>
      <text:p text:style-name="P1"><text:tab/><text:tab/>2.1.3 – INSTAGRAM</text:p>
      <text:p text:style-name="P1"><text:tab/><text:tab/>2.1.4 – TWITER</text:p>
      <text:p text:style-name="P1"><text:tab/><text:tab/>2.1.5 – YOUTUBE</text:p>
      <text:p text:style-name="P1"><text:tab/><text:tab/>2.1.6 – LINKEDIN</text:p>
      <text:p text:style-name="P1"><text:tab/>2.2 – CONTATO</text:p>
      <text:p text:style-name="P1"><text:tab/>2.3 – CARREIRAS</text:p>
      <text:p text:style-name="P1"><text:tab/>2.4 – POLITICA DE PRIVACIDADE E TERMOS DE USO </text:p>
      <text:p text:style-name="P1"><text:tab/>2.5 – GOOGLE PLAY E APP STORE </text:p>
      <text:p text:style-name="P1"><text:s text:c="12"/>2.6 – PARCEIROS COMERCIAIS</text:p>
      <text:p text:style-name="P1"><text:s text:c="12"/>2.7 – MUDANÇA DO IDIOMA DO SITE</text:p>
      <text:p text:style-name="P1"/>
      <text:p text:style-name="P1">3 - PERFORMANCE - STORAGE NAVEGADOR</text:p>
      <text:p text:style-name="P1"><text:s text:c="12"/>3.1 – MANT<text:span text:style-name="T2">E</text:span>R APENAS DADOS NECESSÁRIOS</text:p>
      <text:p text:style-name="P1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- PÁGINA <text:span text:style-name="T1">SOBRE MEDCLOUD</text:span></text:p>
      <text:p text:style-name="P2"/>
      <text:p text:style-name="P2">1 – <text:span text:style-name="T1">BOTÃO PARA ENVIAR E-MAIL A MEDCLOUD</text:span></text:p>
      <text:p text:style-name="P2"/>
      <text:p text:style-name="P2"/>
      <text:p text:style-name="P2">2 - FOOTER</text:p>
      <text:p text:style-name="P2"><text:tab/>2.1 – REDES SOCIAIS</text:p>
      <text:p text:style-name="P2"><text:tab/><text:tab/>2.1.1 – SPOTIFY</text:p>
      <text:p text:style-name="P2"><text:tab/><text:tab/>2.1.2 – FACEBOOK</text:p>
      <text:p text:style-name="P2"><text:tab/><text:tab/>2.1.3 – INSTAGRAM</text:p>
      <text:p text:style-name="P2"><text:tab/><text:tab/>2.1.4 – TWITER</text:p>
      <text:p text:style-name="P2"><text:tab/><text:tab/>2.1.5 – YOUTUBE</text:p>
      <text:p text:style-name="P2"><text:tab/><text:tab/>2.1.6 – LINKEDIN</text:p>
      <text:p text:style-name="P2"><text:tab/>2.2 – CONTATO</text:p>
      <text:p text:style-name="P2"><text:tab/>2.3 – CARREIRAS</text:p>
      <text:p text:style-name="P2"><text:tab/>2.4 – POLITICA DE PRIVACIDADE E TERMOS DE USO </text:p>
      <text:p text:style-name="P2"><text:tab/>2.5 – GOOGLE PLAY E APP STORE </text:p>
      <text:p text:style-name="P2"><text:s text:c="12"/>2.6 – PARCEIROS COMERCIAIS</text:p>
      <text:p text:style-name="P2"><text:s text:c="12"/>2.7 – MUDANÇA DO IDIOMA DO SITE</text:p>
      <text:p text:style-name="P2"/>
      <text:p text:style-name="P2">3 - PERFORMANCE - STORAGE NAVEGADOR</text:p>
      <text:p text:style-name="P2"><text:s text:c="12"/>3.1 – MANT<text:span text:style-name="T2">ER</text:span> APENAS DADOS NECESSÁRIO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09T17:20:20.069000000</meta:creation-date>
    <dc:date>2023-04-09T17:58:54.860000000</dc:date>
    <meta:editing-duration>PT6M14S</meta:editing-duration>
    <meta:editing-cycles>3</meta:editing-cycles>
    <meta:generator>LibreOffice/7.3.1.3$Windows_X86_64 LibreOffice_project/a69ca51ded25f3eefd52d7bf9a5fad8c90b87951</meta:generator>
    <meta:document-statistic meta:table-count="0" meta:image-count="0" meta:object-count="0" meta:page-count="3" meta:paragraph-count="82" meta:word-count="281" meta:character-count="1864" meta:non-whitespace-character-count="1388"/>
  </office:meta>
</office:document-meta>
</file>